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53cm" fo:line-height="138%" fo:text-indent="-1.27cm" style:auto-text-indent="false" fo:padding="0cm" fo:border="none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.353cm" fo:line-height="138%" style:writing-mode="lr-tb"/>
    </style:style>
    <style:style style:name="P3" style:family="paragraph" style:parent-style-name="Text_20_body">
      <style:paragraph-properties fo:margin-top="0cm" fo:margin-bottom="0.353cm" fo:line-height="138%" style:writing-mode="lr-tb"/>
      <style:text-properties fo:font-variant="normal" fo:text-transform="none" fo:color="#ff0000" style:text-line-through-styl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353cm" fo:line-height="138%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353cm" fo:line-height="138%" style:writing-mode="lr-tb"/>
      <style:text-properties fo:font-variant="normal" fo:text-transform="none" fo:color="#000000" style:text-line-through-style="none" style:font-name="Calibri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.353cm" fo:line-height="138%" style:writing-mode="lr-tb"/>
      <style:text-properties fo:font-variant="normal" fo:text-transform="none" fo:color="#000000" style:text-line-through-style="none" style:font-name="Calibri" fo:font-size="11pt" fo:font-style="normal" fo:font-weight="normal" fo:background-color="transparent"/>
    </style:style>
    <style:style style:name="P7" style:family="paragraph" style:parent-style-name="Text_20_body">
      <style:paragraph-properties fo:margin-top="0cm" fo:margin-bottom="0.353cm" fo:line-height="138%" style:writing-mode="lr-tb"/>
      <style:text-properties fo:font-variant="normal" fo:text-transform="none" fo:color="#5b9bd5" style:text-line-through-styl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Calibri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3" style:family="text">
      <style:text-properties fo:font-variant="normal" fo:text-transform="none" fo:color="#ff0000" style:text-line-through-style="none" style:text-underline-style="none" style:text-blinking="false" fo:background-color="transparent"/>
    </style:style>
    <style:style style:name="T4" style:family="text">
      <style:text-properties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b5c68f3-7fff-6ef6-18d0-62b289673915"/><text:tab/>Ogólne:</text:p>
      <text:p text:style-name="P2"><text:span text:style-name="T1">Czy aplikacja posiada politykę</text:span><text:span text:style-name="T2"> </text:span><text:span text:style-name="T1">bezpieczeństwa?</text:span></text:p>
      <text:p text:style-name="P4">Czy aplikacja wykorzystuje zabezpieczenia przy przesyłaniu informacji wrażliwych (na przykład szyfrowanie, protokół SSL/TLS )?</text:p>
      <text:p text:style-name="P4">Czy aplikacja przechodzi audyty bezpieczeństwa przeprowadzane przez osoby trzecie? Jak często?</text:p>
      <text:p text:style-name="Text_20_body"/>
      <text:p text:style-name="P5">Hardware:</text:p>
      <text:p text:style-name="P4">Jakie router oraz zapory sieciowe są wykorzystywane aby filtrować ruch sieciowy pomiędzy serwerami a siecią zewnętrzną?</text:p>
      <text:p text:style-name="P4">Czy urządzenia graniczne (router, zapora sieciowa) są skonfigurowane w taki sposób aby wykrywać ataki DOS lub DDOS?</text:p>
      <text:p text:style-name="P4">Czy infrastruktura/serwery webaplikacji są wyposażone w przełączniki wielowarstwowe lub inne urządzenia służące do równoważenia obciążenia? Jeśli tak to jakie urządzenia lub program realizują te zadania?</text:p>
      <text:p text:style-name="P5">Software:</text:p>
      <text:p text:style-name="P2"><text:span text:style-name="T1">Czy w aplikacji/infrastrukturze jest zaimplementowany IDS?</text:span></text:p>
      <text:p text:style-name="P4">Czy stanowiska na których przetwarzane są dane wrażliwe są zabezpieczone programami antywirusowymi? Czy sygnatury wirusów są regularnie aktualizowane?</text:p>
      <text:p text:style-name="P4">Czy logi z awarii są przechowywane?</text:p>
      <text:p text:style-name="P4">Czy aplikacja jest zabezpieczona przed zagrożeniami zawartymi w katalogu TOP 10 OWASP?</text:p>
      <text:p text:style-name="P4">Czy metody uwierzytelniania są jedno czy dwuetapowe?</text:p>
      <text:p text:style-name="P4">Czy architektura aplikacji jest wielowarstwowa?</text:p>
      <text:p text:style-name="P4">Czy architektura aplikacja jest oparta na mikro-serwisach?</text:p>
      <text:p text:style-name="P7"/>
      <text:p text:style-name="P5">Zasoby ludzkie:</text:p>
      <text:p text:style-name="P4">Czy administratorzy przechodzą regularne szkolenia z zakresu bezpieczeństwa IT?</text:p>
      <text:p text:style-name="P4">Jak wiele osób ma uprawnienia administratora?</text:p>
      <text:p text:style-name="P4">Czy aplikację nadzoruje osoba, której zadaniem jest zapewnienie bezpieczeństwa informatycznego?</text:p>
      <text:p text:style-name="P4">Czy administrator stosuje sformalizowaną politykę bezpieczeństwa?</text:p>
      <text:p text:style-name="P4"><text:soft-page-break/>Czy użytkownicy mogą zgłaszać incydenty bezpieczeństwa występujące w aplikacji?</text:p>
      <text:p text:style-name="P4">Czy użytkownicy mający dostęp do informacji wrażliwych oraz administratorzy muszą zmieniać regularnie hasła? Czy wymagane jest użycie liter, cyfr oraz znaków specjalnych przy ustalaniu nowego hasła?</text:p>
      <text:p text:style-name="P4">Czy wszystkie urządzenia, które przechowują lub przetwarzają informacje wrażliwe są skonfigurowane w ten sposób, aby stopniować uprawnienia osobom, które je obsługują (użytkownik ma dostęp jedynie do danych/urządzeń, których potrzebuje)?</text:p>
      <text:p text:style-name="P2"><text:span text:style-name="T1">Czy wszystkie urządzenia, które przetwarzają dane wrażliwe są sprawdzane skanerami podatności? Jeśli tak to jak często są skanowane? </text:span></text:p>
      <text:p text:style-name="P4">Czy wszystkie urządzenia na na których przetwarzane są dane wrażliwe mają zablokowane niewykorzystywane porty?</text:p>
      <text:p text:style-name="P4">Czy urządzenia na których przetwarzane są dane wrażliwe mają wdrażane poprawki programu lub uaktualnienia (patch)? Po jakim czasie od wydania przez producenta?</text:p>
      <text:p text:style-name="P6">Czy osoby obsługujące aplikację (administratorzy, pracownicy wprowadzający dane) posiadają przeszkolenie z bezpieczeństwa IT?</text:p>
      <text:p text:style-name="P2"><text:span text:style-name="T3"/></text:p>
      <text:p text:style-name="P5">Dane:</text:p>
      <text:p text:style-name="P4">Czy oprócz administratora są osoby posiadające uprawnienia na tym samym poziomie?</text:p>
      <text:p text:style-name="P4">Ile osób posiada dostęp do modyfikowania danych?</text:p>
      <text:p text:style-name="P4">Ile osób posiada dostęp do modyfikowania kodu źródłowego aplikacji?</text:p>
      <text:p text:style-name="P4">Czy istnieje procedura modyfikowania danych lub zmiany kodu źródłowego aplikacji?</text:p>
      <text:p text:style-name="P4">W jakiej formie można wprowadzać dane do aplikacji?</text:p>
      <text:p text:style-name="P4">Czy użytkownicy posiadający uprawnienia wprowadzania danych przechodzą szkolenia z zakresu bezpieczeństwa IT?</text:p>
      <text:p text:style-name="P4">Czy dane, pliki wprowadzane do aplikacji są walidowane?</text:p>
      <text:p text:style-name="Text_20_body"/>
      <text:p text:style-name="P5">Bezpieczeństwo fizyczne oraz kopie zapasowe i odzyskiwanie danych:</text:p>
      <text:p text:style-name="P4">Czy istnieje procedura odzyskiwania danych i wykorzystywania kopii zapasowych? Jeśli tak, jak wielu pracowników jest z nimi zapoznanych?</text:p>
      <text:p text:style-name="P4">Czy urządzenia zawierające wrażliwe informacje są przechowywane w pomieszczeniach do których dostęp <text:soft-page-break/>mają jedynie uprawnione osoby?</text:p>
      <text:p text:style-name="P4">Czy kopie bezpieczeństwa są przechowywane w miejscu oddalonym od głównej serwerowni/ w chmurze?</text:p>
      <text:p text:style-name="P4">Czy krytyczne pliki są regularnie zapisywane w kopii zapasowej?</text:p>
      <text:p text:style-name="P4">Czy przywracanie aplikacji przy wykorzystaniu kopii zapasowej jest cyklicznie testowane?</text:p>
      <text:p text:style-name="P4">Czy serwery są umieszczone w pomieszczeniu wykorzystywanym jedynie przez podmiot będący właścicielem aplikacji?</text:p>
      <text:p text:style-name="P4">Czy pomieszczenie jest współdzielone z innymi podmiotami?</text:p>
      <text:p text:style-name="P4">Czy wejście do serwerowni jest monitorowane?</text:p>
      <text:p text:style-name="P4">Czy prowadzony jest rejestr osób wchodzących i wychodzących z serwerowni?</text:p>
      <text:p text:style-name="Text_20_body"/>
      <text:p text:style-name="P5">Logi:</text:p>
      <text:p text:style-name="P4">Czy logi systemowe są przechowywane?</text:p>
      <text:p text:style-name="P4">Czy są monitorowane i analizowane przez uprawnioną osobę?</text:p>
      <text:p text:style-name="P4">Czy te czynności są dokumentowane i przedstawiane w formie raportów?</text:p>
      <text:p text:style-name="P5">Dokumentacja</text:p>
      <text:p text:style-name="P4">Czy istnieje dokumentacja projektowa  (SDD System Design Document) aplikacji ?</text:p>
      <text:p text:style-name="P4">Czy istnieje dokumentacja wymagań użytkownika (URS User Requirment Survey) aplikacji?</text:p>
      <text:p text:style-name="P4">Czy są one dostępne dla użytkowników?</text:p>
      <text:p text:style-name="P4">Czy w SDD, URS lub SRS są zawarte artefakty, wymagania użytkownika które nie zostały jeszcze zaimplementowane w aplikacji?</text:p>
      <text:p text:style-name="P4">Czy oprócz ww. dokumentów na temat aplikacji są inne dokumenty dostępne dla użytkowników?</text:p>
      <text:p text:style-name="P4">Czy jest badany stopień zadowolenia użytkowników? Jeśli tak to w jaki sposób?</text:p>
      <text:p text:style-name="P4">Czy aplikacja tworzy raporty? Czy mogą zostać porównane z uprzednio wytworzonymi?</text:p>
      <text:p text:style-name="P4">Czy tworzone raporty są tworzone automatycznie?</text:p>
      <text:p text:style-name="P4">Jak często aplikacja generuje raporty?</text:p>
      <text:p text:style-name="P4">Jak dużo parametrów zawartych w raportach dotyczy bezpieczeństwa?</text:p>
      <text:p text:style-name="P5"/>
      <text:p text:style-name="P5"><text:soft-page-break/>Pozostałe:</text:p>
      <text:p text:style-name="P4">Czy istnieją konta, które pozwalają na zalogowanie się do aplikacji jako gość?</text:p>
      <text:p text:style-name="P6"><text:span text:style-name="T4">Czy administrator uważa, którąś cześć aplikacji za podatną?</text:span></text:p>
      <text:p text:style-name="P6">Czy infrastruktura, która hostuje webaplikacje jest wyposażona w zaporę sieciową? Jaki to rodzaj zapory sieciowej?</text:p>
      <text:p text:style-name="P3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osław Nogalski</meta:initial-creator>
    <meta:creation-date>2020-02-13T00:38:47.43</meta:creation-date>
    <meta:document-statistic meta:table-count="0" meta:image-count="0" meta:object-count="0" meta:page-count="4" meta:paragraph-count="66" meta:word-count="652" meta:character-count="5074"/>
    <dc:date>2020-02-13T01:00:20.64</dc:date>
    <dc:creator>Radosław Nogalski</dc:creator>
    <meta:editing-duration>PT6M22S</meta:editing-duration>
    <meta:editing-cycles>1</meta:editing-cycles>
    <meta:generator>OpenOffice/4.1.7$Win32 OpenOffice.org_project/417m1$Build-9800</meta:generator>
  </office:meta>
</office:document-meta>
</file>